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 ROOT 1 2 user1 1 1 subdir 1 2 Java 1 0 VB 1 0 user2 1 2 A 2 Subdir 1 2 PPL 1 2 B 2 C 2 AL 1 2 D 2 E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2:23:09.759238470</meta:creation-date>
    <dc:date>2019-09-16T16:33:25.548337243</dc:date>
    <meta:editing-duration>PT31M</meta:editing-duration>
    <meta:editing-cycles>1</meta:editing-cycles>
    <meta:document-statistic meta:table-count="0" meta:image-count="0" meta:object-count="0" meta:page-count="1" meta:paragraph-count="1" meta:word-count="38" meta:character-count="103" meta:non-whitespace-character-count="66"/>
    <meta:generator>LibreOffice/6.0.7.3$Linux_X86_64 LibreOffice_project/00m0$Build-3</meta:generator>
  </office:meta>
</office:document-meta>
</file>